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language="en" fo:country="US" style:font-size-asian="11pt" style:font-name-complex="Tahoma" style:font-size-complex="11pt"/>
    </style:style>
    <style:style style:name="P2" style:family="paragraph" style:parent-style-name="Standard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P3" style:family="paragraph" style:parent-style-name="Standard">
      <style:text-properties style:font-name="Roboto" fo:font-size="11pt" fo:language="en" fo:country="US" officeooo:paragraph-rsid="00112e17" style:font-size-asian="11pt" style:font-name-complex="Tahoma" style:font-size-complex="11pt"/>
    </style:style>
    <style:style style:name="P4" style:family="paragraph" style:parent-style-name="Standard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language="en" fo:country="US" fo:font-style="italic" style:text-underline-style="none" fo:font-weight="bold" officeooo:paragraph-rsid="0013c8b3" style:font-size-asian="11pt" style:font-style-asian="italic" style:font-weight-asian="bold" style:font-name-complex="Tahoma" style:font-size-complex="11pt" style:font-style-complex="italic" style:font-weight-complex="bold"/>
    </style:style>
    <style:style style:name="P7" style:family="paragraph" style:parent-style-name="Standard">
      <style:text-properties style:font-name="Roboto" fo:font-size="11pt" fo:language="en" fo:country="US" fo:font-style="italic" style:text-underline-style="none" fo:font-weight="bold" officeooo:paragraph-rsid="000f8403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9" style:family="paragraph" style:parent-style-name="Standard">
      <style:text-properties style:font-name="Roboto" fo:font-size="11pt" officeooo:paragraph-rsid="000f8403" style:font-size-asian="11pt" style:font-size-complex="11pt"/>
    </style:style>
    <style:style style:name="P10" style:family="paragraph" style:parent-style-name="Standard">
      <style:text-properties style:font-name="Roboto" fo:font-size="11pt" officeooo:paragraph-rsid="00112e17" style:font-size-asian="11pt" style:font-size-complex="11pt"/>
    </style:style>
    <style:style style:name="P11" style:family="paragraph" style:parent-style-name="Standard">
      <style:text-properties officeooo:paragraph-rsid="000f8403"/>
    </style:style>
    <style:style style:name="P12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4" style:family="paragraph" style:parent-style-name="Standard" style:list-style-name="WW8Num1">
      <style:text-properties style:font-name="Roboto" fo:font-size="11pt" officeooo:paragraph-rsid="000f8403" style:font-size-asian="11pt" style:font-size-complex="11pt"/>
    </style:style>
    <style:style style:name="P15" style:family="paragraph" style:parent-style-name="Standard" style:list-style-name="WW8Num1">
      <style:text-properties style:font-name="Roboto" fo:font-size="11pt" fo:language="en" fo:country="US" officeooo:paragraph-rsid="000f8403" style:font-size-asian="11pt" style:font-name-complex="Tahoma" style:font-size-complex="11pt"/>
    </style:style>
    <style:style style:name="T1" style:family="text">
      <style:text-properties fo:language="en" fo:country="US" style:font-name-complex="Tahoma"/>
    </style:style>
    <style:style style:name="T2" style:family="text">
      <style:text-properties style:font-name-complex="Tahoma"/>
    </style:style>
    <style:style style:name="T3" style:family="text">
      <style:text-properties style:font-name="Roboto" fo:font-size="11pt" fo:language="en" fo:country="US" style:font-size-asian="11pt" style:font-name-complex="Tahoma" style:font-size-complex="11pt"/>
    </style:style>
    <style:style style:name="T4" style:family="text">
      <style:text-properties style:font-name="Roboto" fo:font-size="11pt" fo:language="en" fo:country="US" style:font-size-asian="11pt" style:font-size-complex="11pt"/>
    </style:style>
    <style:style style:name="T5" style:family="text">
      <style:text-properties style:font-name="Roboto" fo:font-size="11pt" fo:language="en" fo:country="US" style:text-underline-style="none" style:font-size-asian="11pt" style:font-name-complex="Tahoma" style:font-size-complex="11pt"/>
    </style:style>
    <style:style style:name="T6" style:family="text">
      <style:text-properties style:font-name="Roboto" fo:font-size="11pt" style:font-size-asian="11pt" style:font-size-complex="11pt"/>
    </style:style>
    <style:style style:name="T7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d3a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Michael Tsouchlarakis</text:p>
      <text:p text:style-name="P8"/>
      <text:p text:style-name="P6"><text:a xlink:type="simple" xlink:href="https://twitter.com/tsouchlarakismd" text:style-name="Internet_20_link" text:visited-style-name="Visited_20_Internet_20_Link"><text:span text:style-name="T8">twitter</text:span></text:a><text:span text:style-name="T8"> | </text:span><text:a xlink:type="simple" xlink:href="https://github.com/michaeltd" text:style-name="Internet_20_link" text:visited-style-name="Visited_20_Internet_20_Link"><text:span text:style-name="T8">github</text:span></text:a><text:span text:style-name="T8"> |</text:span><text:span text:style-name="T9"> </text:span><text:a xlink:type="simple" xlink:href="https://michael.heliohost.org/" text:style-name="Internet_20_link" text:visited-style-name="Visited_20_Internet_20_Link"><text:span text:style-name="T9">web</text:span></text:a><text:span text:style-name="T9"> | </text:span><text:a xlink:type="simple" xlink:href="https://linkedin.com/in/michaeltd" text:style-name="Internet_20_link" text:visited-style-name="Visited_20_Internet_20_Link"><text:span text:style-name="T9">linkedin</text:span></text:a><text:span text:style-name="T9"> </text:span><text:span text:style-name="T8">|</text:span><text:span text:style-name="T9"> </text:span><text:a xlink:type="simple" xlink:href="https://npmjs.com/~michaeltd" text:style-name="Internet_20_link" text:visited-style-name="Visited_20_Internet_20_Link"><text:span text:style-name="T8">npmjs</text:span></text:a><text:span text:style-name="T8"> | card: npx michaeltd</text:span></text:p>
      <text:p text:style-name="P5"/>
      <text:p text:style-name="P12">Education</text:p>
      <text:p text:style-name="P2"/>
      <text:p text:style-name="P11"><text:span text:style-name="T3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3">freeCodeCamp</text:span></text:span></text:a></text:p>
      <text:p text:style-name="P11"><text:a xlink:type="simple" xlink:href="https://www.freecodecamp.org/certification/michaeltd/legacy-front-end" text:style-name="Internet_20_link" text:visited-style-name="Visited_20_Internet_20_Link"><text:span text:style-name="Internet_20_link"><text:span text:style-name="T3">Legacy Front End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6">Legacy Data Visualization</text:span></text:span></text:a><text:span text:style-name="Internet_20_link"><text:span text:style-name="T3"><text:line-break/></text:span></text:span><text:a xlink:type="simple" xlink:href="https://www.freecodecamp.org/certification/michaeltd/javascript-algorithms-and-data-structures" text:style-name="Internet_20_link" text:visited-style-name="Visited_20_Internet_20_Link"><text:span text:style-name="Internet_20_link"><text:span text:style-name="T6">Algorithms</text:span></text:span></text:a><text:span text:style-name="Internet_20_link"><text:span text:style-name="T7">,</text:span></text:span><text:span text:style-name="Internet_20_link"><text:span text:style-name="T5"> </text:span></text:span><text:a xlink:type="simple" xlink:href="https://www.freecodecamp.org/certification/michaeltd/front-end-libraries" text:style-name="Internet_20_link" text:visited-style-name="Visited_20_Internet_20_Link"><text:span text:style-name="Internet_20_link"><text:span text:style-name="T6">Front end Libraries</text:span></text:span></text:a><text:span text:style-name="T4">, </text:span><text:a xlink:type="simple" xlink:href="https://www.freecodecamp.org/certification/michaeltd/data-visualization" text:style-name="Internet_20_link" text:visited-style-name="Visited_20_Internet_20_Link"><text:span text:style-name="T6">Data Visualization</text:span></text:a></text:p>
      <text:p text:style-name="P7"/>
      <text:p text:style-name="P11"><text:span text:style-name="T3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3">Solo Learn</text:span></text:span></text:a></text:p>
      <text:p text:style-name="P11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3">Cpp</text:span></text:span></text:a><text:span text:style-name="T3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3">Java</text:span></text:span></text:a><text:span text:style-name="T3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3">Python3</text:span></text:span></text:a></text:p>
      <text:p text:style-name="P7"/>
      <text:p text:style-name="P9"><text:span text:style-name="T2">2006-2009 </text:span><text:span text:style-name="T1">H.O.U.</text:span></text:p>
      <text:p text:style-name="P2">School of Applied Science and Technology, Information Technology Department</text:p>
      <text:p text:style-name="P7"/>
      <text:p text:style-name="P2">2002 Constantinou Computer Studies</text:p>
      <text:list xml:id="list1492729300" text:style-name="WW8Num1">
        <text:list-item>
          <text:p text:style-name="P14"><text:span text:style-name="T1">Methodology, Practice, Development</text:span><text:span text:style-name="T2">, Maintenance</text:span><text:span text:style-name="T1"> and <text:s/>Administration of Information Systems</text:span></text:p>
        </text:list-item>
        <text:list-item>
          <text:p text:style-name="P15">Oracle PL-SQL, Oracle Developer, Data Base Administration</text:p>
        </text:list-item>
      </text:list>
      <text:p text:style-name="P7"/>
      <text:p text:style-name="P9"><text:span text:style-name="T2">1988-1991 6</text:span><text:span text:style-name="T1">th</text:span><text:span text:style-name="T2"> </text:span><text:span text:style-name="T1">T.P.L.</text:span><text:span text:style-name="T2"> </text:span><text:span text:style-name="T1">of Athens</text:span></text:p>
      <text:p text:style-name="P1">Degree on Engineering of Industrial Installations and Production</text:p>
      <text:p text:style-name="P4"><text:span text:style-name="Internet_20_link"><text:span text:style-name="T3"/></text:span></text:p>
      <text:p text:style-name="P12">Professional Background</text:p>
      <text:p text:style-name="P3"/>
      <text:p text:style-name="P3">2011-Present </text:p>
      <text:p text:style-name="P3">Freelancer</text:p>
      <text:p text:style-name="P3"/>
      <text:p text:style-name="P10"><text:span text:style-name="T2">2006-2009 </text:span><text:span text:style-name="T1">ASPIS</text:span><text:span text:style-name="T2"> </text:span><text:span text:style-name="T1">SA</text:span></text:p>
      <text:p text:style-name="P3">Accounting dpt.</text:p>
      <text:p text:style-name="P3"/>
      <text:p text:style-name="P10"><text:span text:style-name="T2">1997-2006 </text:span><text:span text:style-name="T1">Commercial</text:span><text:span text:style-name="T2"> </text:span><text:span text:style-name="T1">Union</text:span><text:span text:style-name="T2"> </text:span><text:span text:style-name="T1">Life</text:span><text:span text:style-name="T2"> </text:span><text:span text:style-name="T1">SA</text:span></text:p>
      <text:p text:style-name="P3">Mutual Funds dpt.</text:p>
      <text:p text:style-name="P3"/>
      <text:p text:style-name="P10"><text:span text:style-name="T2">1996-1997 </text:span><text:span text:style-name="T1">Iconotypo</text:span><text:span text:style-name="T2"> </text:span><text:span text:style-name="T1">SA</text:span></text:p>
      <text:p text:style-name="P3">Desktop publishing (DTP)</text:p>
      <text:p text:style-name="P3"/>
      <text:p text:style-name="P10"><text:span text:style-name="T2">1991-1992 </text:span><text:span text:style-name="T1">CIGNA</text:span><text:span text:style-name="T2"> </text:span><text:span text:style-name="T1">HELLAS</text:span><text:span text:style-name="T2"> </text:span><text:span text:style-name="T1">SA</text:span></text:p>
      <text:p text:style-name="P1">Accounting - Back office</text:p>
      <text:p text:style-name="P4"/>
      <text:p text:style-name="P12">Foreign Languages</text:p>
      <text:p text:style-name="P1"/>
      <text:p text:style-name="P1">English, Some German</text:p>
      <text:p text:style-name="P12"/>
      <text:p text:style-name="P12">Other Interests</text:p>
      <text:p text:style-name="P1"/>
      <text:p text:style-name="P1">Sports, Musi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NSimSun" svg:font-family="NSimSun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2-12T19:39:22.698387929</dc:date>
    <meta:editing-cycles>40</meta:editing-cycles>
    <meta:editing-duration>PT3H7M38S</meta:editing-duration>
    <meta:generator>LibreOffice/6.1.4.2$Linux_X86_64 LibreOffice_project/10$Build-2</meta:generator>
    <meta:document-statistic meta:table-count="0" meta:image-count="0" meta:object-count="0" meta:page-count="1" meta:paragraph-count="29" meta:word-count="122" meta:character-count="901" meta:non-whitespace-character-count="808"/>
  </office:meta>
</office:document-meta>
</file>